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9375cm" style:use-optimal-column-width="true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57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Qté</text:p>
          </table:table-cell>
          <table:table-cell office:value-type="string" table:style-name="ce1">
            <text:p>Composant</text:p>
          </table:table-cell>
          <table:table-cell office:value-type="string" table:style-name="ce2">
            <text:p>Prix/unité</text:p>
          </table:table-cell>
          <table:table-cell office:value-type="string" table:style-name="ce2">
            <text:p>Prix tot</text:p>
          </table:table-cell>
          <table:table-cell office:value-type="string" table:style-name="ce2">
            <text:p>Statut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moteurs essuie glace</text:p>
          </table:table-cell>
          <table:table-cell office:value-type="float" office:value="20" table:style-name="ce2">
            <text:p>20</text:p>
          </table:table-cell>
          <table:table-cell office:value-type="float" office:value="40" table:formula="of:=[.C2]*[.A2]" table:style-name="ce2">
            <text:p>40</text:p>
          </table:table-cell>
          <table:table-cell table:style-name="ce1"/>
          <table:table-cell office:value-type="string" table:style-name="ce1">
            <text:p>A la casse?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vis sans fin</text:p>
          </table:table-cell>
          <table:table-cell office:value-type="float" office:value="14" table:style-name="ce2">
            <text:p>14</text:p>
          </table:table-cell>
          <table:table-cell office:value-type="float" office:value="28" table:formula="of:=[.C3]*[.A3]" table:style-name="ce2">
            <text:p>28</text:p>
          </table:table-cell>
          <table:table-cell table:style-name="ce1"/>
          <table:table-cell office:value-type="string" table:style-name="ce1">
            <text:p>https://www.amazon.com/MorningRo-Brushing-Replacement-Bushing-Pellet/dp/B0DC6WQ6ZV?crid=31PC6RP9KIFLF&amp;dib=eyJ2IjoiMSJ9.VqyXceW2de7NVA8R-qrnL-dD6byyniRYhhENLST8xGSJz7Ahh6FE9BJVPVHtfHM_9wr_H91fJWNYYstY-ckQ-uhtsFPa2znlhYo8uiPOF9ivn2Qb4QFYM1QHrpYVNv7JHoQfArwAL-WpcFDGqaPspDHCbcDjQv4XKFGuz9oziWz4P6q4UHIbzXx2QnznO-N7XL9LxZ5HQK2kV1rgmLjCgqu9YBqjXG-MeDXLY0gvo_DgfiEK_bhyvvoMI4GiHVYE5PXAU4kPnYkdWzIH5d4powDDqKmB6rBuoAaY1qwYqd2WPpLcmj4oSEhPwtP0-cvMQa6MviTENo52ja9wr3y6flk9IMnVklUNPdQi6uEA5gSDeLy36x79uWWEQvZWFXgcgfd1YUJH8dsChMs5h9EagTQz5Ie7ekL4NcQ0WDikbhUypC7RoPFrmlpM2Z3rFshW.5XrfSZSdazmkRpIMXSHDInBvVlh7m4sEJDf55AUeMhc&amp;dib_tag=se&amp;keywords=auger+pellet&amp;qid=1739908213&amp;sprefix=auger+pelle%2Caps%2C197&amp;sr=8-5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Capteurs proximité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[.C4]*[.A4]" table:style-name="ce2">
            <text:p>4</text:p>
          </table:table-cell>
          <table:table-cell table:style-name="ce1"/>
          <table:table-cell office:value-type="string" table:style-name="ce1">
            <text:p>Commandé le 12/0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Tube PVC<text:s/><text:span text:style-name="T2">Ø</text:span><text:span text:style-name="T3">40</text:span><text:s/>4m</text:p>
          </table:table-cell>
          <table:table-cell office:value-type="float" office:value="6" table:style-name="ce2">
            <text:p>6</text:p>
          </table:table-cell>
          <table:table-cell office:value-type="float" office:value="6" table:formula="of:=[.C5]*[.A5]" table:style-name="ce2">
            <text:p>6</text:p>
          </table:table-cell>
          <table:table-cell table:style-name="ce1"/>
          <table:table-cell office:value-type="string" table:style-name="ce1">
            <text:p>Brico Chatel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Coude 45° PVC Ø40</text:p>
          </table:table-cell>
          <table:table-cell office:value-type="float" office:value="3" table:style-name="ce2">
            <text:p>3</text:p>
          </table:table-cell>
          <table:table-cell office:value-type="float" office:value="6" table:formula="of:=[.C6]*[.A6]" table:style-name="ce2">
            <text:p>6</text:p>
          </table:table-cell>
          <table:table-cell table:style-name="ce1"/>
          <table:table-cell office:value-type="string" table:style-name="ce1">
            <text:p>Brico Chatel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Panneau solaire 40W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C7]*[.A7]" table:style-name="ce2">
            <text:p>0</text:p>
          </table:table-cell>
          <table:table-cell table:style-name="ce1"/>
          <table:table-cell office:value-type="string" table:style-name="ce1">
            <text:p>A ramener de TLS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ontroleur solaire MPPT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C8]*[.A8]" table:style-name="ce2">
            <text:p>0</text:p>
          </table:table-cell>
          <table:table-cell table:style-name="ce1"/>
          <table:table-cell office:value-type="string" table:style-name="ce1">
            <text:p>A ramener de TLS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Batteries Pb 12Ah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C9]*[.A9]" table:style-name="ce2">
            <text:p>0</text:p>
          </table:table-cell>
          <table:table-cell table:style-name="ce1"/>
          <table:table-cell office:value-type="string" table:style-name="ce1">
            <text:p>A ramener de TLS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PCB contrôle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[.C10]*[.A10]" table:style-name="ce2">
            <text:p>2</text:p>
          </table:table-cell>
          <table:table-cell table:style-name="ce1"/>
          <table:table-cell office:value-type="string" table:style-name="ce1">
            <text:p>Commandé le 16/02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oitier PCB contrôle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C11]*[.A11]" table:style-name="ce2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Carte SIM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[.C12]*[.A12]" table:style-name="ce2">
            <text:p>10</text:p>
          </table:table-cell>
          <table:table-cell table:style-name="ce1"/>
          <table:table-cell office:value-type="string" table:style-name="ce1">
            <text:p>Free? Abonné freebox?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Xavier Bourlot</meta:initial-creator>
    <dc:creator>Xavier Bourlot</dc:creator>
    <meta:creation-date>2025-02-19T07:28:02Z</meta:creation-date>
    <dc:date>2025-02-19T08:19:15Z</dc:date>
    <meta:editing-duration>PT0S</meta:editing-duration>
  </office:meta>
</office:document-meta>
</file>